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.isRegistered( Object subscri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.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.clear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.register( Object subscri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Bus.hasSubscriberForEvent( Class &lt; ? &gt; event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ventBus.handleSubscriberException( Subscription subscription , Object event , Throwable cau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ventBus.removeStickyEvent( Objec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Bus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.invokeSubscriber( Subscription subscription , Objec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Bus.subscribe( Object subscriber , SubscriberMethod subscriberMetho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EventBus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.unregister( Object subscri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Bus.unsubscribeByEventType( Object subscriber , Class &lt; ? &gt; ev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ventBus.getStickyEvent( Class &lt; T &gt; ev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.removeStickyEvent( Class &lt; T &gt; ev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.getExecutor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.postSingleEvent( Object event , PostingThreadState postingStat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ventBus.removeAllSticky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.post( Objec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ventBus.postToSubscription( Subscription subscription , Object event , boolean isMainThrea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EventBus.getDefaul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Bus.EventBus( EventBus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ventBus.postSingleEventForEventType( Object event , PostingThreadState postingState , Class &lt; ? &gt; even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ventBus.postSticky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Bus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.checkPostStickyEventToSubscription( Subscription newSubscription , Object sticky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.lookupAllEventTypes( Class &lt; ? &gt; even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ventBus.addInterfaces( List &lt; Class &lt; ? &gt; &gt; eventTypes , Class &lt; ? &gt; [ ] interfa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Bu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.isMainTh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.cancelEventDelivery( Objec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ventBus.invokeSubscriber( PendingPost pendingP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